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42717E93.gif"/>
  <manifest:file-entry manifest:media-type="image/png" manifest:full-path="Pictures/10000000000000890000003987F2B9D4.png"/>
  <manifest:file-entry manifest:media-type="image/jpeg" manifest:full-path="Pictures/10000000000000DA000000CE8E0FE1E4.jpg"/>
  <manifest:file-entry manifest:media-type="image/gif" manifest:full-path="Pictures/10000200000000200000002012FA018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10" draw:gradient-step-count="64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solid" draw:fill-color="#ffffff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0.6cm" svg:height="1.6cm" svg:x="4.4cm" svg:y="9.9cm">
          <text:p text:style-name="P1">Weaving 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cm" svg:height="0.8cm" svg:x="14.4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0.9cm" svg:x="5.883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0.9cm" svg:x="11.501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0.9cm" svg:x="22.417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4.831cm" svg:height="2.01cm" svg:x="9.6cm" svg:y="4.79cm">
          <draw:image xlink:href="Pictures/10000000000000890000003987F2B9D4.png" xlink:type="simple" xlink:show="embed" xlink:actuate="onLoad">
            <text:p/>
          </draw:image>
        </draw:frame>
        <draw:frame draw:style-name="gr4" draw:layer="layout" svg:width="2.686cm" svg:height="1.681cm" svg:x="10.714cm" svg:y="6.819cm">
          <draw:text-box>
            <text:p text:style-name="P1">Feature</text:p>
            <text:p text:style-name="P1">Model</text:p>
          </draw:text-box>
        </draw:frame>
        <draw:frame draw:style-name="gr4" draw:text-style-name="P2" draw:layer="layout" svg:width="4.638cm" svg:height="1.681cm" svg:x="4.214cm" svg:y="6.82cm">
          <draw:text-box>
            <text:p text:style-name="P1">SPL Use Case</text:p>
            <text:p text:style-name="P1">Model</text:p>
          </draw:text-box>
        </draw:frame>
        <draw:frame draw:style-name="gr3" draw:text-style-name="P2" draw:layer="layout" svg:width="2.55cm" svg:height="2.55cm" svg:x="5.25cm" svg:y="4.35cm">
          <draw:image xlink:href="Pictures/10000200000000200000002012FA018B.gif" xlink:type="simple" xlink:show="embed" xlink:actuate="onLoad">
            <text:p/>
          </draw:image>
        </draw:frame>
        <draw:frame draw:style-name="gr3" draw:text-style-name="P2" draw:layer="layout" svg:width="2.45cm" svg:height="2.45cm" svg:x="21.55cm" svg:y="4.55cm">
          <draw:image xlink:href="Pictures/10000200000000200000002042717E93.gif" xlink:type="simple" xlink:show="embed" xlink:actuate="onLoad">
            <text:p/>
          </draw:image>
        </draw:frame>
        <draw:frame draw:style-name="gr4" draw:text-style-name="P2" draw:layer="layout" svg:width="4.265cm" svg:height="1.681cm" svg:x="20.8cm" svg:y="6.819cm">
          <draw:text-box>
            <text:p text:style-name="P1">Configuration</text:p>
            <text:p text:style-name="P1">Knowledge</text:p>
          </draw:text-box>
        </draw:frame>
        <draw:frame draw:style-name="gr4" draw:text-style-name="P2" draw:layer="layout" svg:width="5.26cm" svg:height="1.681cm" svg:x="12.3cm" svg:y="15.419cm">
          <draw:text-box>
            <text:p text:style-name="P1">Product Specific </text:p>
            <text:p text:style-name="P1">Use Case Model</text:p>
          </draw:text-box>
        </draw:frame>
        <draw:frame draw:style-name="gr3" draw:text-style-name="P2" draw:layer="layout" svg:width="2.55cm" svg:height="2.55cm" svg:x="13.636cm" svg:y="13.049cm">
          <draw:image xlink:href="Pictures/10000200000000200000002012FA018B.gif" xlink:type="simple" xlink:show="embed" xlink:actuate="onLoad">
            <text:p/>
          </draw:image>
        </draw:frame>
        <draw:frame draw:style-name="gr5" draw:text-style-name="P2" draw:layer="layout" svg:width="3.19cm" svg:height="3cm" svg:x="16.21cm" svg:y="3.7cm">
          <draw:image xlink:href="Pictures/10000000000000DA000000CE8E0FE1E4.jpg" xlink:type="simple" xlink:show="embed" xlink:actuate="onLoad">
            <text:p/>
          </draw:image>
        </draw:frame>
        <draw:custom-shape draw:style-name="gr2" draw:text-style-name="P2" draw:layer="layout" svg:width="1cm" svg:height="0.9cm" svg:x="17.201cm" svg:y="8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4.265cm" svg:height="1.681cm" svg:x="15.614cm" svg:y="6.82cm">
          <draw:text-box>
            <text:p text:style-name="P1">Product </text:p>
            <text:p text:style-name="P1">Configu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e6e6e6" draw:end-color="#9999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7-12-17T17:41:14</meta:creation-date>
    <dc:date>2007-12-18T16:50:45</dc:date>
    <dc:language>en-US</dc:language>
    <meta:editing-cycles>3</meta:editing-cycles>
    <meta:editing-duration>PT44M49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